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text-properties style:font-name="arial" fo:font-style="normal" style:font-style-asian="normal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4bcec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4bcec" style:font-size-asian="11pt" style:font-size-complex="11pt"/>
    </style:style>
    <style:style style:name="P7" style:family="paragraph" style:parent-style-name="Standard">
      <style:text-properties style:font-name="arial" officeooo:paragraph-rsid="0014bcec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bcec" style:font-size-asian="10pt" style:font-size-complex="10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language="fr" fo:country="BE" fo:font-weight="normal" style:font-weight-asian="normal" style:font-weight-complex="normal"/>
    </style:style>
    <style:style style:name="P11" style:family="paragraph" style:parent-style-name="UrbanBody">
      <style:text-properties style:font-name="arial" fo:font-size="12pt" style:font-size-asian="12pt" style:font-size-complex="12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16175b" style:font-size-asian="12pt" style:font-weight-asian="normal" style:font-size-complex="12pt" style:font-weight-complex="normal"/>
    </style:style>
    <style:style style:name="P13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4"><text:span text:style-name="T10">do text</text:span></text:p><text:p text:style-name="P14"><text:span text:style-name="T10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7"/>
      <text:p text:style-name="P9">Demande de mission</text:p>
      <text:p text:style-name="P11"/>
      <text:p text:style-name="P1"/>
      <text:p text:style-name="P2">Agent traitant :</text:p>
      <text:p text:style-name="P12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4212703082" text:style-name="L1">
        <text:list-item>
          <text:p text:style-name="P10">aux valves du bureau de police de <text:text-input text:description="Misc-Commune">tool.getCityName(prefixed=True)</text:text-input>.</text:p>
        </text:list-item>
        <text:list-item>
          <text:p text:style-name="P13">sur le lieu d'exploitation, à la limite de la propriété, visible de la voie publique</text:p>
        </text:list-item>
        <text:list-item>
          <text:p text:style-name="P10">à proximité de l’endroit – sur le bâtiment visible depuis la voie publique.</text:p>
        </text:list-item>
      </text:list>
      <text:p text:style-name="P3">Du <text:s text:c="4"/>... <text:s text:c="5"/>au <text:s text:c="5"/>...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4"><text:span text:style-name="T9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<text:span text:style-name="T8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2:24.327873073</dc:date>
    <meta:editing-duration>PT7H52M46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3" meta:character-count="916" meta:non-whitespace-character-count="811"/>
  </office:meta>
</office:document-meta>
</file>